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ada" officeooo:paragraph-rsid="0013e90a"/>
    </style:style>
    <style:style style:name="P2" style:family="paragraph" style:parent-style-name="Standard">
      <style:text-properties officeooo:rsid="00114ada" officeooo:paragraph-rsid="00114ada"/>
    </style:style>
    <style:style style:name="P3" style:family="paragraph" style:parent-style-name="Standard">
      <style:text-properties officeooo:rsid="00114ada" officeooo:paragraph-rsid="0029d428"/>
    </style:style>
    <style:style style:name="P4" style:family="paragraph" style:parent-style-name="Standard">
      <style:text-properties style:font-name="Liberation Serif" officeooo:rsid="001b7dde" officeooo:paragraph-rsid="001b7dde"/>
    </style:style>
    <style:style style:name="P5" style:family="paragraph" style:parent-style-name="Standard">
      <style:text-properties style:font-name="Liberation Serif" officeooo:rsid="0019aff9" officeooo:paragraph-rsid="0019aff9"/>
    </style:style>
    <style:style style:name="P6" style:family="paragraph" style:parent-style-name="Standard">
      <style:text-properties style:font-name="Liberation Serif" officeooo:rsid="0010af10" officeooo:paragraph-rsid="0010af10"/>
    </style:style>
    <style:style style:name="P7" style:family="paragraph" style:parent-style-name="Standard">
      <style:text-properties style:font-name="Liberation Serif" officeooo:rsid="0010af10" officeooo:paragraph-rsid="0012a5b8"/>
    </style:style>
    <style:style style:name="P8" style:family="paragraph" style:parent-style-name="Standard">
      <style:text-properties style:font-name="Liberation Serif" officeooo:rsid="00114ada" officeooo:paragraph-rsid="00114ada"/>
    </style:style>
    <style:style style:name="P9" style:family="paragraph" style:parent-style-name="Standard">
      <style:text-properties style:font-name="Liberation Serif" officeooo:rsid="00114ada" officeooo:paragraph-rsid="001b7dde"/>
    </style:style>
    <style:style style:name="P10" style:family="paragraph" style:parent-style-name="Standard">
      <style:text-properties style:font-name="Liberation Serif" officeooo:rsid="00114ada" officeooo:paragraph-rsid="0013e90a"/>
    </style:style>
    <style:style style:name="P11" style:family="paragraph" style:parent-style-name="Standard">
      <style:text-properties style:font-name="Liberation Serif" officeooo:rsid="00114ada" officeooo:paragraph-rsid="00206d66"/>
    </style:style>
    <style:style style:name="P12" style:family="paragraph" style:parent-style-name="Standard">
      <style:text-properties style:font-name="Liberation Serif" officeooo:rsid="0012a5b8" officeooo:paragraph-rsid="0012a5b8"/>
    </style:style>
    <style:style style:name="P13" style:family="paragraph" style:parent-style-name="Standard">
      <style:text-properties style:font-name="Liberation Serif" officeooo:rsid="001bd000" officeooo:paragraph-rsid="001bd000"/>
    </style:style>
    <style:style style:name="P14" style:family="paragraph" style:parent-style-name="Standard">
      <style:text-properties style:font-name="Liberation Serif" officeooo:rsid="0013e90a" officeooo:paragraph-rsid="0013e90a"/>
    </style:style>
    <style:style style:name="P15" style:family="paragraph" style:parent-style-name="Standard">
      <style:text-properties style:font-name="Liberation Serif" officeooo:rsid="0014fd36" officeooo:paragraph-rsid="0013e90a"/>
    </style:style>
    <style:style style:name="P16" style:family="paragraph" style:parent-style-name="Standard">
      <style:text-properties style:font-name="Liberation Serif" officeooo:rsid="0014fd36" officeooo:paragraph-rsid="001dbbeb"/>
    </style:style>
    <style:style style:name="P17" style:family="paragraph" style:parent-style-name="Standard">
      <style:text-properties style:font-name="Liberation Serif" officeooo:rsid="0014fd36" officeooo:paragraph-rsid="0014fd36"/>
    </style:style>
    <style:style style:name="P18" style:family="paragraph" style:parent-style-name="Standard">
      <style:text-properties style:font-name="Liberation Serif" officeooo:rsid="001cb2dc" officeooo:paragraph-rsid="001cb2dc"/>
    </style:style>
    <style:style style:name="P19" style:family="paragraph" style:parent-style-name="Standard">
      <style:text-properties style:font-name="Liberation Serif" officeooo:rsid="001cb2dc" officeooo:paragraph-rsid="001dbbeb"/>
    </style:style>
    <style:style style:name="P20" style:family="paragraph" style:parent-style-name="Standard">
      <style:text-properties style:font-name="Liberation Serif" officeooo:rsid="0015789d" officeooo:paragraph-rsid="001dbbeb"/>
    </style:style>
    <style:style style:name="P21" style:family="paragraph" style:parent-style-name="Standard">
      <style:text-properties style:font-name="Liberation Serif" officeooo:rsid="001f1927" officeooo:paragraph-rsid="001f1927"/>
    </style:style>
    <style:style style:name="P22" style:family="paragraph" style:parent-style-name="Standard">
      <style:text-properties style:font-name="Liberation Serif" officeooo:rsid="0015c2c4" officeooo:paragraph-rsid="0015c2c4"/>
    </style:style>
    <style:style style:name="P23" style:family="paragraph" style:parent-style-name="Standard">
      <style:text-properties style:font-name="Liberation Serif" officeooo:rsid="001fa69e" officeooo:paragraph-rsid="001fa69e"/>
    </style:style>
    <style:style style:name="P24" style:family="paragraph" style:parent-style-name="Standard">
      <style:text-properties style:font-name="Liberation Serif" officeooo:rsid="001fc5f5" officeooo:paragraph-rsid="001fc5f5"/>
    </style:style>
    <style:style style:name="P25" style:family="paragraph" style:parent-style-name="Standard">
      <style:text-properties style:font-name="Liberation Serif" officeooo:rsid="00206d66" officeooo:paragraph-rsid="00206d66"/>
    </style:style>
    <style:style style:name="P26" style:family="paragraph" style:parent-style-name="Standard">
      <style:text-properties style:font-name="Liberation Serif" officeooo:rsid="002128bc" officeooo:paragraph-rsid="002128bc"/>
    </style:style>
    <style:style style:name="P27" style:family="paragraph" style:parent-style-name="Standard">
      <style:text-properties style:font-name="Liberation Serif" officeooo:rsid="0021311a" officeooo:paragraph-rsid="0021311a"/>
    </style:style>
    <style:style style:name="P28" style:family="paragraph" style:parent-style-name="Standard">
      <style:text-properties style:font-name="Liberation Serif" officeooo:rsid="00254ff6" officeooo:paragraph-rsid="00254ff6"/>
    </style:style>
    <style:style style:name="P29" style:family="paragraph" style:parent-style-name="Standard">
      <style:text-properties style:font-name="Liberation Serif" officeooo:rsid="0027247a" officeooo:paragraph-rsid="0027247a"/>
    </style:style>
    <style:style style:name="P30" style:family="paragraph" style:parent-style-name="Standard">
      <style:text-properties style:font-name="Liberation Serif" officeooo:rsid="002d6b28" officeooo:paragraph-rsid="002d6b28"/>
    </style:style>
    <style:style style:name="P31" style:family="paragraph" style:parent-style-name="Standard">
      <style:text-properties style:font-name="Liberation Serif" officeooo:rsid="002eabb8" officeooo:paragraph-rsid="002eabb8"/>
    </style:style>
    <style:style style:name="P32" style:family="paragraph" style:parent-style-name="Preformatted_20_Text">
      <style:text-properties style:font-name="Liberation Serif" officeooo:rsid="00254ff6" officeooo:paragraph-rsid="00254ff6"/>
    </style:style>
    <style:style style:name="P3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2a5b8"/>
    </style:style>
    <style:style style:name="T2" style:family="text">
      <style:text-properties officeooo:rsid="0013e90a"/>
    </style:style>
    <style:style style:name="T3" style:family="text">
      <style:text-properties style:text-line-through-style="none" style:text-line-through-type="none" style:font-name="Liberation Serif" officeooo:rsid="0024d9f8"/>
    </style:style>
    <style:style style:name="T4" style:family="text">
      <style:text-properties style:text-line-through-style="none" style:text-line-through-type="none" style:font-name="Liberation Serif" officeooo:rsid="0015789d"/>
    </style:style>
    <style:style style:name="T5" style:family="text">
      <style:text-properties style:text-line-through-style="none" style:text-line-through-type="none" style:font-name="Liberation Serif" officeooo:rsid="0029d428"/>
    </style:style>
    <style:style style:name="T6" style:family="text">
      <style:text-properties style:text-line-through-style="none" style:text-line-through-type="none" style:font-name="Liberation Serif" officeooo:rsid="002d6b28"/>
    </style:style>
    <style:style style:name="T7" style:family="text">
      <style:text-properties officeooo:rsid="0015fe5e"/>
    </style:style>
    <style:style style:name="T8" style:family="text">
      <style:text-properties officeooo:rsid="001b7dde"/>
    </style:style>
    <style:style style:name="T9" style:family="text">
      <style:text-properties officeooo:rsid="001cb2dc"/>
    </style:style>
    <style:style style:name="T10" style:family="text">
      <style:text-properties officeooo:rsid="001ccd25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2a5b8"/>
    </style:style>
    <style:style style:name="T13" style:family="text">
      <style:text-properties style:font-name="Liberation Serif" officeooo:rsid="001bd000"/>
    </style:style>
    <style:style style:name="T14" style:family="text">
      <style:text-properties style:font-name="Liberation Serif" officeooo:rsid="001fc5f5"/>
    </style:style>
    <style:style style:name="T15" style:family="text">
      <style:text-properties officeooo:rsid="001fc5f5"/>
    </style:style>
    <style:style style:name="T16" style:family="text">
      <style:text-properties officeooo:rsid="00206d66"/>
    </style:style>
    <style:style style:name="T17" style:family="text">
      <style:text-properties officeooo:rsid="002128bc"/>
    </style:style>
    <style:style style:name="T18" style:family="text">
      <style:text-properties officeooo:rsid="0021311a"/>
    </style:style>
    <style:style style:name="T19" style:family="text">
      <style:text-properties officeooo:rsid="00217e00"/>
    </style:style>
    <style:style style:name="T20" style:family="text">
      <style:text-properties officeooo:rsid="00254ff6"/>
    </style:style>
    <style:style style:name="T21" style:family="text">
      <style:text-properties officeooo:rsid="0027247a"/>
    </style:style>
    <style:style style:name="T22" style:family="text">
      <style:text-properties officeooo:rsid="002d92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Alt-Ctrl F1</text:p>
      <text:p text:style-name="P4"># now in console</text:p>
      <text:p text:style-name="P5"><text:span text:style-name="T8">sudo </text:span>raspi-config</text:p>
      <text:p text:style-name="P5"><text:tab/><text:span text:style-name="T8">3 (Boot Options) → B1 (Desktp/CLI) → B2 Console Autologin</text:span></text:p>
      <text:p text:style-name="P6"><text:tab/><text:span text:style-name="T8">5 (</text:span>Interface options<text:span text:style-name="T8">) → P2 (</text:span>SSH<text:span text:style-name="T8">) → yes</text:span></text:p>
      <text:p text:style-name="P6"><text:tab/><text:span text:style-name="T8">7 (</text:span>Advance Options<text:span text:style-name="T8">) → A5 (Resolution) → </text:span>DMT Mode 82 <text:span text:style-name="T8">1920x1080</text:span></text:p>
      <text:p text:style-name="P6"/>
      <text:p text:style-name="P6">sudo apt update</text:p>
      <text:p text:style-name="P7">sudo apt upgrade -y <text:s/><text:span text:style-name="T8"># should be done at first boot</text:span></text:p>
      <text:p text:style-name="P2"><text:span text:style-name="T12">sudo apt install -</text:span><text:span text:style-name="T14">y </text:span><text:span text:style-name="T12">vim </text:span><text:span text:style-name="T3">libhdf5-dev </text:span><text:span text:style-name="T4">gfortran libopenblas-dev liblapack-dev </text:span><text:span text:style-name="Source_20_Text"><text:span text:style-name="T4">libatlas-base-dev </text:span></text:span><text:span text:style-name="Source_20_Text"><text:span text:style-name="T5">\</text:span></text:span></text:p>
      <text:p text:style-name="P3"><text:span text:style-name="Source_20_Text"><text:span text:style-name="T5">protobuf-compiler protobuf-c-compiler protobuf-compiler-grpc libdlib-</text:span></text:span><text:span text:style-name="Source_20_Text"><text:span text:style-name="T6">dev</text:span></text:span><text:span text:style-name="Source_20_Text"><text:span text:style-name="T5"> </text:span></text:span><text:span text:style-name="Source_20_Text"><text:span text:style-name="T6">cmake</text:span></text:span></text:p>
      <text:p text:style-name="P8"/>
      <text:p text:style-name="P12">export SW=/home/pi</text:p>
      <text:p text:style-name="P12"/>
      <text:p text:style-name="P8"><text:span text:style-name="T8">## </text:span>p36.tgz</text:p>
      <text:p text:style-name="P9">cd /<text:span text:style-name="T1">usr/local</text:span></text:p>
      <text:p text:style-name="P8"><text:span text:style-name="T1">sudo tar xzf $SW/p36.tgz<text:tab/>#ln python3</text:span></text:p>
      <text:p text:style-name="P24">sudo tar xzf cvRoot3.6.tgz<text:tab/><text:span text:style-name="T16">#install opencv</text:span></text:p>
      <text:p text:style-name="P13"/>
      <text:p text:style-name="P13"># fix p36.tgz</text:p>
      <text:p text:style-name="P13">cd p36/bin</text:p>
      <text:p text:style-name="P13">sudo ln -s python3.6 python3</text:p>
      <text:p text:style-name="P11"/>
      <text:p text:style-name="P11"><text:span text:style-name="T2">echo export PYTHONPATH=/usr/local/cv2/lib/python3.6/site-packages/ &gt;&gt; ~/.profile</text:span></text:p>
      <text:p text:style-name="P11"/>
      <text:p text:style-name="P11"/>
      <text:p text:style-name="P24">#library path</text:p>
      <text:p text:style-name="P10"><text:span text:style-name="T1">sudo bash -c ‘echo /usr/local/p36/lib &gt; /etc/ld.so.conf.d/p36.conf’</text:span></text:p>
      <text:p text:style-name="P10"><text:span text:style-name="T2">sudo ldconfig</text:span></text:p>
      <text:p text:style-name="P13"/>
      <text:p text:style-name="P13">cd</text:p>
      <text:p text:style-name="P13">mkdir bin</text:p>
      <text:p text:style-name="P14"/>
      <text:p text:style-name="P10"/>
      <text:p text:style-name="P1"><text:span text:style-name="T13"># </text:span><text:a xlink:type="simple" xlink:href="https://github.com/jjhelmus/berryconda" text:style-name="Internet_20_link" text:visited-style-name="Visited_20_Internet_20_Link"><text:span text:style-name="T11">https://github.com/jjhelmus/berryconda</text:span></text:a></text:p>
      <text:p text:style-name="P13">wget https://github.com/jjhelmus/berryconda/releases/download/v2.0.0/Berryconda3-2.0.0-Linux-armv7l.sh</text:p>
      <text:p text:style-name="P15">bash Berryconda3-2.0.0-Linux-armv7l.sh -<text:span text:style-name="T9">b</text:span></text:p>
      <text:p text:style-name="P14">echo export PATH=<text:span text:style-name="T9">$HOME/berryconda3/bin</text:span>:/<text:span text:style-name="T15">usr/local/p36/bin:</text:span>$PATH &gt;&gt;~/.profile</text:p>
      <text:p text:style-name="P18">source .profile</text:p>
      <text:p text:style-name="P20">pip install --upgrade pip <text:span text:style-name="T16">setuptools six</text:span></text:p>
      <text:p text:style-name="P19">sudo reboot</text:p>
      <text:p text:style-name="P18"/>
      <text:p text:style-name="P16">#CONDA</text:p>
      <text:p text:style-name="P21">pip install “numpy<text:span text:style-name="T19">&lt;1.17”</text:span></text:p>
      <text:p text:style-name="P22">pip install Cython<text:tab/><text:span text:style-name="T10">min10</text:span></text:p>
      <text:p text:style-name="P22">pip install sklearn <text:s/><text:span text:style-name="T7">(scikit, numpy, joblib) <text:s/>hour2.5</text:span></text:p>
      <text:p text:style-name="P22"/>
      <text:p text:style-name="P23"><text:soft-page-break/>pip install tensorflow <text:span text:style-name="T16">min20</text:span></text:p>
      <text:p text:style-name="P26">sudo apt install firefox-<text:span text:style-name="T18">esr libcanberra-gtk3-module</text:span></text:p>
      <text:p text:style-name="P27">firefox</text:p>
      <text:p text:style-name="P27"><text:tab/>Preferences → make default</text:p>
      <text:p text:style-name="P25">pip install jupyter <text:span text:style-name="T17">min15</text:span></text:p>
      <text:p text:style-name="P17">pip install seaborn matplotlib pandas <text:span text:style-name="T21">hour2</text:span></text:p>
      <text:p text:style-name="P30">pip install dlib <text:span text:style-name="T22">imutils</text:span></text:p>
      <text:p text:style-name="P31">pip install face_recognition</text:p>
      <text:p text:style-name="P29">pip install gpiozero</text:p>
      <text:p text:style-name="P29"/>
      <text:p text:style-name="P28">raspivid</text:p>
      <text:p text:style-name="P28"/>
      <text:p text:style-name="P32"><text:span text:style-name="Source_20_Text">import cv2</text:span></text:p>
      <text:p text:style-name="Preformatted_20_Text"/>
      <text:p text:style-name="Preformatted_20_Text"><text:span text:style-name="Source_20_Text">cv2.namedWindow("preview")</text:span></text:p>
      <text:p text:style-name="Preformatted_20_Text"><text:span text:style-name="Source_20_Text">vc = cv2.VideoCapture(0)</text:span></text:p>
      <text:p text:style-name="Preformatted_20_Text"><text:span text:style-name="Source_20_Text">cap.set(3,640) # set Width</text:span></text:p>
      <text:p text:style-name="P33"><text:span text:style-name="Source_20_Text">cap.set(4,480) # set Height</text:span></text:p>
      <text:p text:style-name="Preformatted_20_Text"/>
      <text:p text:style-name="Preformatted_20_Text"><text:span text:style-name="Source_20_Text">if vc.isOpened(): # try to get the first frame</text:span></text:p>
      <text:p text:style-name="Preformatted_20_Text"><text:span text:style-name="Source_20_Text"><text:s text:c="4"/>rval, frame = vc.read()</text:span></text:p>
      <text:p text:style-name="Preformatted_20_Text"><text:span text:style-name="Source_20_Text">else:</text:span></text:p>
      <text:p text:style-name="Preformatted_20_Text"><text:span text:style-name="Source_20_Text"><text:s text:c="4"/>rval = False</text:span></text:p>
      <text:p text:style-name="Preformatted_20_Text"/>
      <text:p text:style-name="Preformatted_20_Text"><text:span text:style-name="Source_20_Text">while rval:</text:span></text:p>
      <text:p text:style-name="Preformatted_20_Text"><text:span text:style-name="Source_20_Text"><text:s text:c="4"/>cv2.imshow("preview", frame)</text:span></text:p>
      <text:p text:style-name="Preformatted_20_Text"><text:span text:style-name="Source_20_Text"><text:s text:c="4"/>rval, frame = vc.read()</text:span></text:p>
      <text:p text:style-name="Preformatted_20_Text"><text:span text:style-name="Source_20_Text"><text:s text:c="4"/>key = cv2.waitKey(20)</text:span></text:p>
      <text:p text:style-name="Preformatted_20_Text"><text:span text:style-name="Source_20_Text"><text:s text:c="4"/>if key == 27: # exit on ESC</text:span></text:p>
      <text:p text:style-name="Preformatted_20_Text"><text:span text:style-name="Source_20_Text"><text:s text:c="8"/>break</text:span></text:p>
      <text:p text:style-name="P33"><text:span text:style-name="Source_20_Text">cv2.destroyWindow("preview")</text:span></text:p>
      <text:p text:style-name="P32"><text:span text:style-name="Source_20_Text">import numpy as np</text:span></text:p>
      <text:p text:style-name="Preformatted_20_Text"><text:span text:style-name="Source_20_Text">import cv2</text:span></text:p>
      <text:p text:style-name="Preformatted_20_Text"><text:span text:style-name="Source_20_Text">cap = cv2.VideoCapture(0)</text:span></text:p>
      <text:p text:style-name="Preformatted_20_Text"><text:span text:style-name="Source_20_Text">cap.set(3,640) # set Width</text:span></text:p>
      <text:p text:style-name="Preformatted_20_Text"><text:span text:style-name="Source_20_Text">cap.set(4,480) # set Height</text:span></text:p>
      <text:p text:style-name="Preformatted_20_Text"><text:span text:style-name="Source_20_Text">while(True):</text:span></text:p>
      <text:p text:style-name="Preformatted_20_Text"><text:span text:style-name="Source_20_Text"><text:s text:c="4"/>ret, frame = cap.read()</text:span></text:p>
      <text:p text:style-name="Preformatted_20_Text"><text:span text:style-name="Source_20_Text"><text:s text:c="4"/>frame = cv2.flip(frame, -1) # Flip camera vertically</text:span></text:p>
      <text:p text:style-name="Preformatted_20_Text"><text:span text:style-name="Source_20_Text"><text:s text:c="4"/>gray = cv2.cvtColor(frame, cv2.COLOR_BGR2GRAY)</text:span></text:p>
      <text:p text:style-name="Preformatted_20_Text"><text:span text:style-name="Source_20_Text"><text:s text:c="4"/></text:span></text:p>
      <text:p text:style-name="Preformatted_20_Text"><text:span text:style-name="Source_20_Text"><text:s text:c="4"/>cv2.imshow('frame', frame)</text:span></text:p>
      <text:p text:style-name="Preformatted_20_Text"><text:span text:style-name="Source_20_Text"><text:s text:c="4"/>cv2.imshow('gray', gray)</text:span></text:p>
      <text:p text:style-name="Preformatted_20_Text"><text:span text:style-name="Source_20_Text"><text:s text:c="4"/></text:span></text:p>
      <text:p text:style-name="Preformatted_20_Text"><text:span text:style-name="Source_20_Text"><text:s text:c="4"/>k = cv2.waitKey(30) &amp; 0xff</text:span></text:p>
      <text:p text:style-name="Preformatted_20_Text"><text:span text:style-name="Source_20_Text"><text:s text:c="4"/>if k == 27: # press 'ESC' to quit</text:span></text:p>
      <text:p text:style-name="Preformatted_20_Text"><text:span text:style-name="Source_20_Text"><text:s text:c="8"/>break</text:span></text:p>
      <text:p text:style-name="Preformatted_20_Text"><text:span text:style-name="Source_20_Text">cap.release()</text:span></text:p>
      <text:p text:style-name="P33"><text:span text:style-name="Source_20_Text">cv2.destroyAllWindows()</text:span></text:p>
      <text:p text:style-name="P32"><text:span text:style-name="Source_20_Text">import numpy as np</text:span></text:p>
      <text:p text:style-name="Preformatted_20_Text"><text:span text:style-name="Source_20_Text">import cv2</text:span></text:p>
      <text:p text:style-name="Preformatted_20_Text"><text:span text:style-name="Source_20_Text">faceCascade = cv2.CascadeClassifier('Cascades/haarcascade_frontalface_default.xml')</text:span></text:p>
      <text:p text:style-name="Preformatted_20_Text"><text:span text:style-name="Source_20_Text">cap = cv2.VideoCapture(0)</text:span></text:p>
      <text:p text:style-name="Preformatted_20_Text"><text:soft-page-break/><text:span text:style-name="Source_20_Text">cap.set(3,640) # set Width</text:span></text:p>
      <text:p text:style-name="Preformatted_20_Text"><text:span text:style-name="Source_20_Text">cap.set(4,480) # set Height</text:span></text:p>
      <text:p text:style-name="Preformatted_20_Text"><text:span text:style-name="Source_20_Text">while True:</text:span></text:p>
      <text:p text:style-name="Preformatted_20_Text"><text:span text:style-name="Source_20_Text"><text:s text:c="4"/>ret, img = cap.read()</text:span></text:p>
      <text:p text:style-name="Preformatted_20_Text"><text:span text:style-name="Source_20_Text"><text:s text:c="4"/>img = cv2.flip(img, -1)</text:span></text:p>
      <text:p text:style-name="Preformatted_20_Text"><text:span text:style-name="Source_20_Text"><text:s text:c="4"/>gray = cv2.cvtColor(img, cv2.COLOR_BGR2GRAY)</text:span></text:p>
      <text:p text:style-name="Preformatted_20_Text"><text:span text:style-name="Source_20_Text"><text:s text:c="4"/>faces = faceCascade.detectMultiScale(</text:span></text:p>
      <text:p text:style-name="Preformatted_20_Text"><text:span text:style-name="Source_20_Text"><text:s text:c="8"/>gray, <text:s text:c="4"/></text:span></text:p>
      <text:p text:style-name="Preformatted_20_Text"><text:span text:style-name="Source_20_Text"><text:s text:c="8"/>scaleFactor=1.2,</text:span></text:p>
      <text:p text:style-name="Preformatted_20_Text"><text:span text:style-name="Source_20_Text"><text:s text:c="8"/>minNeighbors=5, <text:s text:c="4"/></text:span></text:p>
      <text:p text:style-name="Preformatted_20_Text"><text:span text:style-name="Source_20_Text"><text:s text:c="8"/>minSize=(20, 20)</text:span></text:p>
      <text:p text:style-name="Preformatted_20_Text"><text:span text:style-name="Source_20_Text"><text:s text:c="4"/>)</text:span></text:p>
      <text:p text:style-name="Preformatted_20_Text"><text:span text:style-name="Source_20_Text"><text:s text:c="4"/>for (x,y,w,h) in faces:</text:span></text:p>
      <text:p text:style-name="Preformatted_20_Text"><text:span text:style-name="Source_20_Text"><text:s text:c="8"/>cv2.rectangle(img,(x,y),(x+w,y+h),(255,0,0),2)</text:span></text:p>
      <text:p text:style-name="Preformatted_20_Text"><text:span text:style-name="Source_20_Text"><text:s text:c="8"/>roi_gray = gray[y:y+h, x:x+w]</text:span></text:p>
      <text:p text:style-name="Preformatted_20_Text"><text:span text:style-name="Source_20_Text"><text:s text:c="8"/>roi_color = img[y:y+h, x:x+w] <text:s/></text:span></text:p>
      <text:p text:style-name="Preformatted_20_Text"><text:span text:style-name="Source_20_Text"><text:s text:c="4"/>cv2.imshow('video',img)</text:span></text:p>
      <text:p text:style-name="Preformatted_20_Text"><text:span text:style-name="Source_20_Text"><text:s text:c="4"/>k = cv2.waitKey(30) &amp; 0xff</text:span></text:p>
      <text:p text:style-name="Preformatted_20_Text"><text:span text:style-name="Source_20_Text"><text:s text:c="4"/>if k == 27: # press 'ESC' to quit</text:span></text:p>
      <text:p text:style-name="Preformatted_20_Text"><text:span text:style-name="Source_20_Text"><text:s text:c="8"/>break</text:span></text:p>
      <text:p text:style-name="Preformatted_20_Text"><text:span text:style-name="Source_20_Text">cap.release()</text:span></text:p>
      <text:p text:style-name="P33"><text:span text:style-name="Source_20_Text">cv2.destroyAllWindows()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07:52:53.965762085</meta:creation-date>
    <dc:date>2019-07-28T21:59:51.930726335</dc:date>
    <meta:editing-duration>PT4H3M3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105" meta:word-count="367" meta:character-count="3036" meta:non-whitespace-character-count="2578"/>
  </office:meta>
</office:document-meta>
</file>